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2pt" style:text-underline-style="none" fo:font-weight="normal" officeooo:rsid="0005bdab" officeooo:paragraph-rsid="0054889d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2pt" style:text-underline-style="none" fo:font-weight="normal" officeooo:rsid="0005bdab" officeooo:paragraph-rsid="0025473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2pt" style:text-underline-style="none" fo:font-weight="normal" officeooo:rsid="0005bdab" officeooo:paragraph-rsid="0018cf5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05bdab" officeooo:paragraph-rsid="0054889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05bdab" officeooo:paragraph-rsid="0025473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05bdab" officeooo:paragraph-rsid="005635e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56a55c" officeooo:paragraph-rsid="0056a55c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28b5ad" officeooo:paragraph-rsid="0018cf52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5747f4" officeooo:paragraph-rsid="005b446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bold" officeooo:rsid="0005bdab" officeooo:paragraph-rsid="0025473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bold" officeooo:rsid="005747f4" officeooo:paragraph-rsid="005747f4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2pt" officeooo:paragraph-rsid="0018cf52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bold" officeooo:rsid="005747f4" officeooo:paragraph-rsid="005747f4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bold" officeooo:rsid="0056a55c" officeooo:paragraph-rsid="0056a55c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5747f4" officeooo:paragraph-rsid="005b446f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54889d"/>
    </style:style>
    <style:style style:name="T4" style:family="text">
      <style:text-properties officeooo:rsid="005ad6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SN College of Engineering, Kalavakkam </text:p>
      <text:p text:style-name="P1">Department of Computer Science and Engineering </text:p>
      <text:p text:style-name="P1">III Semester - CSE 'A ',’B’ &amp; ‘C’ </text:p>
      <text:p text:style-name="P1">UCS 1312 Data Structures Lab Laboratory </text:p>
      <text:p text:style-name="P2"><text:s/></text:p>
      <text:p text:style-name="P4">Academic Year: 2019-2020 </text:p>
      <text:p text:style-name="P4">Batch: 2018-2022 </text:p>
      <text:p text:style-name="P4"/>
      <text:p text:style-name="P4">R<text:span text:style-name="T3">egister Number</text:span>: 185001104 </text:p>
      <text:p text:style-name="P4">N<text:span text:style-name="T3">ame</text:span>: Nivedhitha D</text:p>
      <text:p text:style-name="P4">C<text:span text:style-name="T3">lass</text:span>: CSE B</text:p>
      <text:p text:style-name="P2"><text:s/></text:p>
      <text:p text:style-name="P10">Exercise 1: Searching and Sorting </text:p>
      <text:p text:style-name="P5"><text:s/></text:p>
      <text:p text:style-name="P5">Write a menu driven program to perform the following operations </text:p>
      <text:p text:style-name="P5"><text:s/></text:p>
      <text:p text:style-name="P6">1. Linear Search</text:p>
      <text:p text:style-name="P6">2. Binary Search</text:p>
      <text:p text:style-name="P6">3. Any two sorting algorithms</text:p>
      <text:p text:style-name="P6"/>
      <text:p text:style-name="P7"><text:span text:style-name="T1">Program Name:</text:span><text:span text:style-name="T2"> </text:span>sort_and_search</text:p>
      <text:p text:style-name="P14">Source Code:</text:p>
      <text:p text:style-name="P7"/>
      <text:p text:style-name="P7">#include&lt;stdio.h&gt;</text:p>
      <text:p text:style-name="P7">#include&lt;stdlib.h&gt;</text:p>
      <text:p text:style-name="P7">#include&lt;unistd.h&gt;</text:p>
      <text:p text:style-name="P7">#include&lt;termios.h&gt;</text:p>
      <text:p text:style-name="P7"># define N 20</text:p>
      <text:p text:style-name="P7"/>
      <text:p text:style-name="P7">//FUNCTION TO IMPLEMENT getch() DUE TO THE ABSENCE OF &lt;conio.h&gt; IN gcc COMPILER</text:p>
      <text:p text:style-name="P7"/>
      <text:p text:style-name="P7">char getch()</text:p>
      <text:p text:style-name="P7">{</text:p>
      <text:p text:style-name="P7"><text:tab/>char buf=0;</text:p>
      <text:p text:style-name="P7"/>
      <text:p text:style-name="P7"><text:tab/>struct termios old={0};</text:p>
      <text:p text:style-name="P7"/>
      <text:p text:style-name="P7"><text:tab/>fflush(stdout);</text:p>
      <text:p text:style-name="P7"/>
      <text:p text:style-name="P7"><text:tab/>if(tcgetattr(0, &amp;old)&lt;0)</text:p>
      <text:p text:style-name="P7"><text:tab/><text:tab/>perror("tcsetattr()");</text:p>
      <text:p text:style-name="P7"/>
      <text:p text:style-name="P7"><text:tab/>old.c_lflag&amp;=~ICANON;</text:p>
      <text:p text:style-name="P7"><text:s text:c="4"/><text:tab/>old.c_lflag&amp;=~ECHO;</text:p>
      <text:p text:style-name="P7"><text:s text:c="4"/><text:tab/>old.c_cc[VMIN]=1;</text:p>
      <text:p text:style-name="P7"><text:s text:c="4"/><text:tab/>old.c_cc[VTIME]=0;</text:p>
      <text:p text:style-name="P7"/>
      <text:p text:style-name="P7"><text:tab/>if(tcsetattr(0, TCSANOW, &amp;old)&lt;0)</text:p>
      <text:p text:style-name="P7"><text:tab/><text:tab/>perror("tcsetattr ICANON");</text:p>
      <text:p text:style-name="P7"><text:soft-page-break/></text:p>
      <text:p text:style-name="P7"><text:tab/>if(read(0,&amp;buf,1)&lt;0)</text:p>
      <text:p text:style-name="P7"><text:tab/><text:tab/>perror("read()");</text:p>
      <text:p text:style-name="P7"/>
      <text:p text:style-name="P7"><text:tab/>old.c_lflag|=ICANON;</text:p>
      <text:p text:style-name="P7"><text:s text:c="3"/><text:tab/>old.c_lflag|=ECHO;</text:p>
      <text:p text:style-name="P7"/>
      <text:p text:style-name="P7"><text:tab/>if(tcsetattr(0, TCSADRAIN, &amp;old)&lt;0)</text:p>
      <text:p text:style-name="P7"><text:tab/><text:tab/>perror ("tcsetattr ~ICANON");</text:p>
      <text:p text:style-name="P7"/>
      <text:p text:style-name="P7"><text:tab/>return buf;</text:p>
      <text:p text:style-name="P7"><text:s/>}</text:p>
      <text:p text:style-name="P7"/>
      <text:p text:style-name="P7">//FUNCTION TO COPY ARRAY CONTENTS INTO A TEMPORARY ARRAY</text:p>
      <text:p text:style-name="P7"/>
      <text:p text:style-name="P7">void arr_copy(int t[], int arr[], int ws)</text:p>
      <text:p text:style-name="P7">{</text:p>
      <text:p text:style-name="P7"><text:tab/>for(int i=0; i&lt;ws; i++)</text:p>
      <text:p text:style-name="P7"><text:tab/><text:tab/>t[i]=arr[i];</text:p>
      <text:p text:style-name="P7">}</text:p>
      <text:p text:style-name="P7"/>
      <text:p text:style-name="P7">//FUNCTION TO DISPLAY ARRAY CONTENTS</text:p>
      <text:p text:style-name="P7"/>
      <text:p text:style-name="P7">void arr_display(int arr[], int ws)</text:p>
      <text:p text:style-name="P7">{</text:p>
      <text:p text:style-name="P7"><text:tab/>for(int i=0; i&lt;ws; i++)</text:p>
      <text:p text:style-name="P7"><text:tab/><text:tab/>printf("%d ", arr[i]);</text:p>
      <text:p text:style-name="P7"/>
      <text:p text:style-name="P7"><text:tab/>printf("\n");</text:p>
      <text:p text:style-name="P7">}</text:p>
      <text:p text:style-name="P7"/>
      <text:p text:style-name="P7">//FUNCTION TO SORT ARRAY USING SELECTION SORT</text:p>
      <text:p text:style-name="P7"/>
      <text:p text:style-name="P7">void selection_sort(int arr[], int ws)</text:p>
      <text:p text:style-name="P7">{</text:p>
      <text:p text:style-name="P7"><text:tab/>int small, pos, temp;</text:p>
      <text:p text:style-name="P7"/>
      <text:p text:style-name="P7"><text:tab/>for(int i=0; i&lt;ws; i++)</text:p>
      <text:p text:style-name="P7"><text:tab/>{</text:p>
      <text:p text:style-name="P7"><text:tab/><text:tab/>small=arr[i];</text:p>
      <text:p text:style-name="P7"><text:tab/><text:tab/>pos=i;</text:p>
      <text:p text:style-name="P7"/>
      <text:p text:style-name="P7"><text:tab/><text:tab/>for(int j=i+1; j&lt;ws; j++)</text:p>
      <text:p text:style-name="P7"><text:tab/><text:tab/>{</text:p>
      <text:p text:style-name="P7"><text:tab/><text:tab/><text:tab/>if(small&gt;arr[j])</text:p>
      <text:p text:style-name="P7"><text:tab/><text:tab/><text:tab/>{</text:p>
      <text:p text:style-name="P7"><text:tab/><text:tab/><text:tab/><text:tab/>small=arr[j];</text:p>
      <text:p text:style-name="P7"><text:tab/><text:tab/><text:tab/><text:tab/>pos=j;</text:p>
      <text:p text:style-name="P7"><text:tab/><text:tab/><text:tab/>}</text:p>
      <text:p text:style-name="P7"><text:soft-page-break/><text:tab/><text:tab/>}</text:p>
      <text:p text:style-name="P7"/>
      <text:p text:style-name="P7"><text:tab/><text:tab/>temp=arr[i];</text:p>
      <text:p text:style-name="P7"><text:tab/><text:tab/>arr[i]=arr[pos];</text:p>
      <text:p text:style-name="P7"><text:tab/><text:tab/>arr[pos]=temp;</text:p>
      <text:p text:style-name="P7"><text:tab/>}</text:p>
      <text:p text:style-name="P7">}</text:p>
      <text:p text:style-name="P7"/>
      <text:p text:style-name="P7">//FUNCTION TO SORT ARRAY USING INSERTION SORT</text:p>
      <text:p text:style-name="P7"/>
      <text:p text:style-name="P7">void insertion_sort(int arr[], int ws)</text:p>
      <text:p text:style-name="P7">{</text:p>
      <text:p text:style-name="P7"><text:tab/>int small, j;</text:p>
      <text:p text:style-name="P7"/>
      <text:p text:style-name="P7"><text:tab/>for(int i=1; i&lt;ws; i++)</text:p>
      <text:p text:style-name="P7"><text:tab/>{</text:p>
      <text:p text:style-name="P7"><text:tab/><text:tab/>small=arr[i];</text:p>
      <text:p text:style-name="P7"><text:tab/><text:tab/>j=i-1;</text:p>
      <text:p text:style-name="P7"/>
      <text:p text:style-name="P7"><text:tab/><text:tab/>while((j&gt;=0)&amp;&amp;(small&lt;arr[j]))</text:p>
      <text:p text:style-name="P7"><text:tab/><text:tab/>{</text:p>
      <text:p text:style-name="P7"><text:tab/><text:tab/><text:tab/>arr[j+1]=arr[j];</text:p>
      <text:p text:style-name="P7"><text:tab/><text:tab/><text:tab/>j--;</text:p>
      <text:p text:style-name="P7"><text:tab/><text:tab/>}</text:p>
      <text:p text:style-name="P7"/>
      <text:p text:style-name="P7"><text:tab/><text:tab/>arr[j+1]=small;</text:p>
      <text:p text:style-name="P7"><text:tab/>}</text:p>
      <text:p text:style-name="P7">}</text:p>
      <text:p text:style-name="P7"/>
      <text:p text:style-name="P7">//FUNCTION TO SEARCH ARRAY USING LINEAR SEARCH</text:p>
      <text:p text:style-name="P7"/>
      <text:p text:style-name="P7">void linear_search(int arr[], int ws, int key)</text:p>
      <text:p text:style-name="P7">{</text:p>
      <text:p text:style-name="P7"><text:tab/>int pos=-1;</text:p>
      <text:p text:style-name="P7"/>
      <text:p text:style-name="P7"><text:tab/>for(int i=0; i&lt;ws; i++)</text:p>
      <text:p text:style-name="P7"><text:tab/>{</text:p>
      <text:p text:style-name="P7"><text:tab/><text:tab/>if(arr[i]==key)</text:p>
      <text:p text:style-name="P7"><text:tab/><text:tab/>{</text:p>
      <text:p text:style-name="P7"><text:tab/><text:tab/><text:tab/>pos=i;</text:p>
      <text:p text:style-name="P7"><text:tab/><text:tab/><text:tab/>break;</text:p>
      <text:p text:style-name="P7"><text:tab/><text:tab/>}</text:p>
      <text:p text:style-name="P7"><text:tab/>}</text:p>
      <text:p text:style-name="P7"/>
      <text:p text:style-name="P7"><text:tab/>if(pos==-1)</text:p>
      <text:p text:style-name="P7"><text:tab/><text:tab/>printf("\n\tElement NOT FOUND\n");</text:p>
      <text:p text:style-name="P7"><text:tab/>else</text:p>
      <text:p text:style-name="P7"><text:tab/><text:tab/>printf("\n\tElement FOUND at position %d\n", pos+1);</text:p>
      <text:p text:style-name="P7">}</text:p>
      <text:p text:style-name="P7"><text:soft-page-break/></text:p>
      <text:p text:style-name="P7">//FUNCTION TO SEARCH ARRAY USING BINARY SEARCH</text:p>
      <text:p text:style-name="P7"/>
      <text:p text:style-name="P7">void binary_search(int arr[], int ws, int key)</text:p>
      <text:p text:style-name="P7">{</text:p>
      <text:p text:style-name="P7"><text:tab/>//CALLING FUNCTION TO SORT THE ARRAY</text:p>
      <text:p text:style-name="P7"/>
      <text:p text:style-name="P7"><text:tab/>insertion_sort(arr, ws);</text:p>
      <text:p text:style-name="P7"/>
      <text:p text:style-name="P7"><text:tab/>printf("\n\tSORTED ARRAY <text:s/>: ");</text:p>
      <text:p text:style-name="P7"><text:tab/>arr_display(arr, ws);</text:p>
      <text:p text:style-name="P7"/>
      <text:p text:style-name="P7"><text:tab/>int lb=0, ub=ws-1, mid, pos=-1;</text:p>
      <text:p text:style-name="P7"/>
      <text:p text:style-name="P7"><text:tab/>while((pos==-1)&amp;&amp;(lb&lt;=ub))</text:p>
      <text:p text:style-name="P7"><text:tab/>{</text:p>
      <text:p text:style-name="P7"><text:tab/><text:tab/>mid=(lb+ub)/2;</text:p>
      <text:p text:style-name="P7"/>
      <text:p text:style-name="P7"><text:tab/><text:tab/>if(arr[mid]==key)</text:p>
      <text:p text:style-name="P7"><text:tab/><text:tab/>{</text:p>
      <text:p text:style-name="P7"><text:tab/><text:tab/><text:tab/>pos=mid;</text:p>
      <text:p text:style-name="P7"><text:tab/><text:tab/><text:tab/>break;</text:p>
      <text:p text:style-name="P7"><text:tab/><text:tab/>}</text:p>
      <text:p text:style-name="P7"/>
      <text:p text:style-name="P7"><text:tab/><text:tab/>else if(arr[mid]&gt;key)</text:p>
      <text:p text:style-name="P7"><text:tab/><text:tab/><text:tab/>ub=mid-1;</text:p>
      <text:p text:style-name="P7"><text:tab/><text:tab/>else</text:p>
      <text:p text:style-name="P7"><text:tab/><text:tab/><text:tab/>lb=mid+1;</text:p>
      <text:p text:style-name="P7"><text:tab/>}</text:p>
      <text:p text:style-name="P7"/>
      <text:p text:style-name="P7"><text:tab/>if(pos==-1)</text:p>
      <text:p text:style-name="P7"><text:tab/><text:tab/>printf("\n\tElement NOT FOUND\n");</text:p>
      <text:p text:style-name="P7"><text:tab/>else</text:p>
      <text:p text:style-name="P7"><text:tab/><text:tab/>printf("\n\tElement FOUND at position %d\n", pos+1);</text:p>
      <text:p text:style-name="P7">}</text:p>
      <text:p text:style-name="P7"/>
      <text:p text:style-name="P7">//MAIN PROGRAM</text:p>
      <text:p text:style-name="P7"/>
      <text:p text:style-name="P7">int main()</text:p>
      <text:p text:style-name="P7">{</text:p>
      <text:p text:style-name="P7"><text:tab/>int arr[N], ws, key, t[N];</text:p>
      <text:p text:style-name="P7"><text:tab/>char choice;</text:p>
      <text:p text:style-name="P7"/>
      <text:p text:style-name="P7"><text:tab/>system("clear");</text:p>
      <text:p text:style-name="P7"/>
      <text:p text:style-name="P7"><text:tab/>printf("\n\n\t+----------------------------+\n");</text:p>
      <text:p text:style-name="P7"><text:tab/>printf("\t\tARRAY INPUT\n");</text:p>
      <text:p text:style-name="P7"><text:tab/>printf("\t+----------------------------+\n\n");</text:p>
      <text:p text:style-name="P7"/>
      <text:p text:style-name="P7"><text:soft-page-break/><text:tab/>printf("\n\tEnter the size of array: ");</text:p>
      <text:p text:style-name="P7"><text:tab/>scanf("%d", &amp;ws);</text:p>
      <text:p text:style-name="P7"/>
      <text:p text:style-name="P7"><text:tab/>//READING THE CONTENTS OF THE ARRAY</text:p>
      <text:p text:style-name="P7"/>
      <text:p text:style-name="P7"><text:tab/>printf("\n\tEnter the elements of the array\n");</text:p>
      <text:p text:style-name="P7"><text:tab/>for(int i=0; i&lt;ws; i++)</text:p>
      <text:p text:style-name="P7"><text:tab/>{</text:p>
      <text:p text:style-name="P7"><text:tab/><text:tab/>printf("\tElement %d: ", i+1);</text:p>
      <text:p text:style-name="P7"><text:tab/><text:tab/>scanf("%d", &amp;arr[i]);</text:p>
      <text:p text:style-name="P7"><text:tab/>}</text:p>
      <text:p text:style-name="P7"/>
      <text:p text:style-name="P7"><text:tab/>//DISPLAYING THE MENU</text:p>
      <text:p text:style-name="P7"/>
      <text:p text:style-name="P7"><text:tab/>do</text:p>
      <text:p text:style-name="P7"><text:tab/><text:tab/>{</text:p>
      <text:p text:style-name="P7"><text:tab/><text:tab/><text:tab/>system("clear");</text:p>
      <text:p text:style-name="P7"/>
      <text:p text:style-name="P7"><text:tab/><text:tab/><text:tab/>printf("\n\n\t+----------------------------+\n");</text:p>
      <text:p text:style-name="P7"><text:tab/><text:tab/><text:tab/>printf("\t\tMENU OPTIONS\n");</text:p>
      <text:p text:style-name="P7"><text:tab/><text:tab/><text:tab/>printf("\t+----------------------------+\n\n");</text:p>
      <text:p text:style-name="P7"/>
      <text:p text:style-name="P7"><text:tab/><text:tab/><text:tab/>printf("\t1. SORT array using Selection Sort\n\n");</text:p>
      <text:p text:style-name="P7"><text:tab/><text:tab/><text:tab/>printf("\t2. SORT array using Insertion Sort\n\n");</text:p>
      <text:p text:style-name="P7"><text:tab/><text:tab/><text:tab/>printf("\t3. SEARCH array using Linear Search\n\n");</text:p>
      <text:p text:style-name="P7"><text:tab/><text:tab/><text:tab/>printf("\t4. SEARCH array using Binary Search\n\n");</text:p>
      <text:p text:style-name="P7"><text:tab/><text:tab/><text:tab/>printf("\t5. EXIT\n\n");</text:p>
      <text:p text:style-name="P7"/>
      <text:p text:style-name="P7"><text:tab/><text:tab/><text:tab/>printf("\n\n\tENTER choice: ");</text:p>
      <text:p text:style-name="P7"><text:tab/><text:tab/><text:tab/>scanf(" %c", &amp;choice);</text:p>
      <text:p text:style-name="P7"/>
      <text:p text:style-name="P7"><text:tab/><text:tab/><text:tab/>switch(choice)</text:p>
      <text:p text:style-name="P7"><text:tab/><text:tab/><text:tab/>{</text:p>
      <text:p text:style-name="P7"><text:tab/><text:tab/><text:tab/><text:tab/>case '1':<text:tab/>arr_copy(t, arr, ws);</text:p>
      <text:p text:style-name="P7"><text:tab/><text:tab/><text:tab/><text:tab/><text:tab/><text:tab/><text:tab/>selection_sort(t, ws);</text:p>
      <text:p text:style-name="P7"><text:tab/><text:tab/><text:tab/><text:tab/><text:tab/><text:tab/><text:tab/>printf("\n\n\tORIGINAL ARRAY: ");</text:p>
      <text:p text:style-name="P7"><text:tab/><text:tab/><text:tab/><text:tab/><text:tab/><text:tab/><text:tab/>arr_display(arr, ws);</text:p>
      <text:p text:style-name="P7"><text:tab/><text:tab/><text:tab/><text:tab/><text:tab/><text:tab/><text:tab/>printf("\n\tSORTED ARRAY <text:s/>: ");</text:p>
      <text:p text:style-name="P7"><text:tab/><text:tab/><text:tab/><text:tab/><text:tab/><text:tab/><text:tab/>arr_display(t, ws);</text:p>
      <text:p text:style-name="P7"><text:tab/><text:tab/><text:tab/><text:tab/><text:tab/><text:tab/><text:tab/>getch();</text:p>
      <text:p text:style-name="P7"><text:tab/><text:tab/><text:tab/><text:tab/><text:tab/><text:tab/><text:tab/>break;</text:p>
      <text:p text:style-name="P7"/>
      <text:p text:style-name="P7"><text:tab/><text:tab/><text:tab/><text:tab/>case '2':<text:tab/>arr_copy(t, arr, ws);</text:p>
      <text:p text:style-name="P7"><text:tab/><text:tab/><text:tab/><text:tab/><text:tab/><text:tab/><text:tab/>insertion_sort(t, ws);</text:p>
      <text:p text:style-name="P7"><text:tab/><text:tab/><text:tab/><text:tab/><text:tab/><text:tab/><text:tab/>printf("\n\n\tORIGINAL ARRAY: ");</text:p>
      <text:p text:style-name="P7"><text:tab/><text:tab/><text:tab/><text:tab/><text:tab/><text:tab/><text:tab/>arr_display(arr, ws);</text:p>
      <text:p text:style-name="P7"><text:tab/><text:tab/><text:tab/><text:tab/><text:tab/><text:tab/><text:tab/>printf("\n\tSORTED ARRAY <text:s/>: ");</text:p>
      <text:p text:style-name="P7"><text:tab/><text:tab/><text:tab/><text:tab/><text:tab/><text:tab/><text:tab/>arr_display(t, ws);</text:p>
      <text:p text:style-name="P7"><text:tab/><text:tab/><text:tab/><text:tab/><text:tab/><text:tab/><text:tab/>getch();</text:p>
      <text:p text:style-name="P7"><text:soft-page-break/><text:tab/><text:tab/><text:tab/><text:tab/><text:tab/><text:tab/><text:tab/>break;</text:p>
      <text:p text:style-name="P7"/>
      <text:p text:style-name="P7"><text:tab/><text:tab/><text:tab/><text:tab/>case '3':<text:tab/>printf("\n\n\tORIGINAL ARRAY: ");</text:p>
      <text:p text:style-name="P7"><text:tab/><text:tab/><text:tab/><text:tab/><text:tab/><text:tab/><text:tab/>arr_display(arr, ws);</text:p>
      <text:p text:style-name="P7"><text:tab/><text:tab/><text:tab/><text:tab/><text:tab/><text:tab/><text:tab/>printf("\n\tEnter the element to be searched: ");</text:p>
      <text:p text:style-name="P7"><text:tab/><text:tab/><text:tab/><text:tab/><text:tab/><text:tab/><text:tab/>scanf("%d", &amp;key);</text:p>
      <text:p text:style-name="P7"><text:tab/><text:tab/><text:tab/><text:tab/><text:tab/><text:tab/><text:tab/>arr_copy(t, arr, ws);</text:p>
      <text:p text:style-name="P7"><text:tab/><text:tab/><text:tab/><text:tab/><text:tab/><text:tab/><text:tab/>linear_search(t, ws, key);</text:p>
      <text:p text:style-name="P7"><text:tab/><text:tab/><text:tab/><text:tab/><text:tab/><text:tab/><text:tab/>getch();</text:p>
      <text:p text:style-name="P7"><text:tab/><text:tab/><text:tab/><text:tab/><text:tab/><text:tab/><text:tab/>break;</text:p>
      <text:p text:style-name="P7"/>
      <text:p text:style-name="P7"><text:tab/><text:tab/><text:tab/><text:tab/>case '4':<text:tab/>printf("\n\n\tORIGINAL ARRAY: ");</text:p>
      <text:p text:style-name="P7"><text:tab/><text:tab/><text:tab/><text:tab/><text:tab/><text:tab/><text:tab/>arr_display(arr, ws);</text:p>
      <text:p text:style-name="P7"><text:tab/><text:tab/><text:tab/><text:tab/><text:tab/><text:tab/><text:tab/>printf("\n\tEnter the element to be searched: ");</text:p>
      <text:p text:style-name="P7"><text:tab/><text:tab/><text:tab/><text:tab/><text:tab/><text:tab/><text:tab/>scanf("%d", &amp;key);</text:p>
      <text:p text:style-name="P7"><text:tab/><text:tab/><text:tab/><text:tab/><text:tab/><text:tab/><text:tab/>arr_copy(t, arr, ws);</text:p>
      <text:p text:style-name="P7"><text:tab/><text:tab/><text:tab/><text:tab/><text:tab/><text:tab/><text:tab/>binary_search(t, ws, key);</text:p>
      <text:p text:style-name="P7"><text:tab/><text:tab/><text:tab/><text:tab/><text:tab/><text:tab/><text:tab/>getch();</text:p>
      <text:p text:style-name="P7"><text:tab/><text:tab/><text:tab/><text:tab/><text:tab/><text:tab/><text:tab/>break;</text:p>
      <text:p text:style-name="P7"/>
      <text:p text:style-name="P7"><text:tab/><text:tab/><text:tab/><text:tab/>case '5':<text:tab/>system("clear");</text:p>
      <text:p text:style-name="P7"><text:tab/><text:tab/><text:tab/><text:tab/><text:tab/><text:tab/><text:tab/>return 0;</text:p>
      <text:p text:style-name="P7"><text:tab/><text:tab/><text:tab/><text:tab/><text:tab/><text:tab/><text:tab/>break;</text:p>
      <text:p text:style-name="P7"/>
      <text:p text:style-name="P7"><text:tab/><text:tab/><text:tab/><text:tab/>default:<text:tab/>printf("\n\tINVALID OPTION .....!!!!!\n\n");</text:p>
      <text:p text:style-name="P7"><text:tab/><text:tab/><text:tab/><text:tab/><text:tab/><text:tab/><text:tab/>getch();</text:p>
      <text:p text:style-name="P7"/>
      <text:p text:style-name="P7"><text:tab/><text:tab/><text:tab/>}</text:p>
      <text:p text:style-name="P7"><text:tab/><text:tab/>}while(choice!=5);</text:p>
      <text:p text:style-name="P7">}</text:p>
      <text:p text:style-name="P7"/>
      <text:p text:style-name="P13">Output:</text:p>
      <text:p text:style-name="P11"/>
      <text:p text:style-name="P9">+----------------------------+ <text:s text:c="197"/><text:span text:style-name="T4">A</text:span>RRAY INPUT <text:s text:c="191"/>+----------------------------+ <text:s text:c="602"/>Enter the size of array: 5 <text:s text:c="395"/>Enter the elements of the array <text:s text:c="179"/>Element 1: 10 <text:s text:c="197"/>Element 2: 79 <text:s text:c="197"/>Element 3: 99 <text:s text:c="197"/>Element 4: -2 <text:s text:c="197"/>Element 5: 11 <text:s text:c="6"/></text:p>
      <text:p text:style-name="P9"/>
      <text:p text:style-name="P9">+----------------------------+ <text:s text:c="188"/>MENU OPTIONS <text:s text:c="190"/>+----------------------------+ <text:s text:c="391"/><text:soft-page-break/>1. SORT array using Selection Sort <text:s text:c="387"/>2. SORT array using Insertion Sort <text:s text:c="387"/>3. SEARCH array using Linear Search <text:s text:c="386"/>4. SEARCH array using Binary Search <text:s text:c="386"/>5. EXIT <text:s text:c="836"/>ENTER choice: 1 <text:s text:c="617"/>ORIGINAL ARRAY: 10 79 99 -2 11 <text:s text:c="391"/>SORTED ARRAY <text:s/>: -2 10 11 79 99</text:p>
      <text:p text:style-name="P9"/>
      <text:p text:style-name="P9">+----------------------------+ <text:s text:c="188"/>MENU OPTIONS <text:s text:c="190"/>+----------------------------+ <text:s text:c="391"/>1. SORT array using Selection Sort <text:s text:c="387"/>2. SORT array using Insertion Sort <text:s text:c="387"/>3. SEARCH array using Linear Search <text:s text:c="386"/>4. SEARCH array using Binary Search <text:s text:c="386"/>5. EXIT <text:s text:c="836"/>ENTER choice: 2 <text:s text:c="617"/>ORIGINAL ARRAY: 10 79 99 -2 11 <text:s text:c="391"/>SORTED ARRAY <text:s/>: -2 10 11 79 99</text:p>
      <text:p text:style-name="P9"/>
      <text:p text:style-name="P9">+----------------------------+ <text:s text:c="188"/>MENU OPTIONS <text:s text:c="190"/>+----------------------------+ <text:s text:c="391"/>1. SORT array using Selection Sort <text:s text:c="387"/>2. SORT array using Insertion Sort <text:s text:c="387"/>3. SEARCH array using Linear Search <text:s text:c="386"/>4. SEARCH array using Binary Search <text:s text:c="386"/>5. EXIT <text:s text:c="836"/>ENTER choice: 3 <text:s text:c="617"/>ORIGINAL ARRAY: 10 79 99 -2 11 <text:s text:c="391"/>Enter the element to be searched: 99 <text:s text:c="385"/>Element FOUND at position 3</text:p>
      <text:p text:style-name="P9"/>
      <text:p text:style-name="P9"><text:s/>+----------------------------+ <text:s text:c="188"/>MENU OPTIONS <text:s text:c="190"/>+----------------------------+ <text:s text:c="391"/>1. SORT array using Selection Sort <text:s text:c="387"/>2. SORT array using Insertion Sort <text:s text:c="387"/>3. SEARCH array using Linear Search <text:s text:c="386"/>4. SEARCH array using Binary Search <text:s text:c="386"/>5. EXIT <text:s text:c="836"/>ENTER choice: 3 <text:s text:c="617"/>ORIGINAL ARRAY: 10 79 99 -2 11 <text:s text:c="391"/>Enter the element to be searched: -999 <text:s text:c="383"/>Element NOT FOUND</text:p>
      <text:p text:style-name="P9"/>
      <text:p text:style-name="P9">+----------------------------+ <text:s text:c="188"/>MENU OPTIONS <text:s text:c="190"/><text:soft-page-break/>+----------------------------+ <text:s text:c="391"/>1. SORT array using Selection Sort <text:s text:c="387"/>2. SORT array using Insertion Sort <text:s text:c="387"/>3. SEARCH array using Linear Search <text:s text:c="386"/>4. SEARCH array using Binary Search <text:s text:c="386"/>5. EXIT <text:s text:c="836"/>ENTER choice: 4 <text:s text:c="617"/>ORIGINAL ARRAY: 10 79 99 -2 11 <text:s text:c="391"/>Enter the element to be searched: 10 <text:s text:c="385"/>SORTED ARRAY <text:s/>: -2 10 11 79 99 <text:s text:c="391"/>Element FOUND at position 2 </text:p>
      <text:p text:style-name="P9"/>
      <text:p text:style-name="P9">+----------------------------+ <text:s text:c="188"/>MENU OPTIONS <text:s text:c="190"/>+----------------------------+ <text:s text:c="391"/>1. SORT array using Selection Sort <text:s text:c="387"/>2. SORT array using Insertion Sort <text:s text:c="387"/>3. SEARCH array using Linear Search <text:s text:c="386"/>4. SEARCH array using Binary Search <text:s text:c="386"/>5. EXIT <text:s text:c="836"/>ENTER choice: 4 <text:s text:c="617"/>ORIGINAL ARRAY: 10 79 99 -2 11 <text:s text:c="391"/>Enter the element to be searched: -45 <text:s text:c="384"/>SORTED ARRAY <text:s/>: -2 10 11 79 99 <text:s text:c="391"/>Element NOT FOUND</text:p>
      <text:p text:style-name="P9"/>
      <text:p text:style-name="P9">+----------------------------+ <text:s text:c="188"/>MENU OPTIONS <text:s text:c="190"/>+----------------------------+ <text:s text:c="391"/>1. SORT array using Selection Sort <text:s text:c="387"/>2. SORT array using Insertion Sort <text:s text:c="387"/>3. SEARCH array using Linear Search <text:s text:c="386"/>4. SEARCH array using Binary Search <text:s text:c="386"/>5. EXIT <text:s text:c="836"/>ENTER choice: 9 <text:s text:c="406"/>INVALID OPTION .....!!!!!</text:p>
      <text:p text:style-name="P9"/>
      <text:p text:style-name="P9">+----------------------------+ <text:s text:c="188"/>MENU OPTIONS <text:s text:c="190"/>+----------------------------+ <text:s text:c="391"/>1. SORT array using Selection Sort <text:s text:c="387"/>2. SORT array using Insertion Sort <text:s text:c="387"/>3. SEARCH array using Linear Search <text:s text:c="386"/>4. SEARCH array using Binary Search <text:s text:c="386"/>5. EXIT <text:s text:c="836"/>ENTER choice: 5 <text:s text:c="10"/></text:p>
      <text:p text:style-name="P7"/>
      <text:p text:style-name="P7"/>
      <text:p text:style-name="P2"><text:s/></text:p>
      <text:p text:style-name="P3"><text:soft-page-break/></text:p>
      <text:p text:style-name="P8"><text:s/></text:p>
      <text:p text:style-name="P8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3T21:34:45.366000000</dc:date>
    <meta:editing-duration>PT1H35M52S</meta:editing-duration>
    <meta:editing-cycles>63</meta:editing-cycles>
    <meta:generator>LibreOffice/6.1.3.2$Windows_X86_64 LibreOffice_project/86daf60bf00efa86ad547e59e09d6bb77c699acb</meta:generator>
    <meta:document-statistic meta:table-count="0" meta:image-count="0" meta:object-count="0" meta:page-count="9" meta:paragraph-count="226" meta:word-count="974" meta:character-count="43729" meta:non-whitespace-character-count="6153"/>
  </office:meta>
</office:document-meta>
</file>